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ohit Devanagari1" svg:font-family="'Lohit Devanagar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61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45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double #00000a" style:border-line-width-bottom="0mm 0.04mm 0.02mm" style:text-align-source="fix" style:repeat-content="false" fo:border-left="0.51pt solid #00000a" fo:border-right="0.51pt double #00000a" style:border-line-width-right="0.05mm 0.05mm 0.05mm" fo:border-top="0.06pt solid #00000a"/>
      <style:paragraph-properties fo:text-align="center"/>
      <style:text-properties fo:color="#000000" style:text-outline="false" style:text-line-through-style="none" style:text-line-through-type="none" style:font-name="Times New Roman" fo:font-size="12pt" style:rfc-language-tag="es-ES-u-co-trad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style:text-align-source="fix" style:repeat-content="false" fo:border-left="0.51pt double #00000a" style:border-line-width-left="0.05mm 0.05mm 0.05mm" fo:border-right="0.51pt double #00000a" style:border-line-width-right="0.05mm 0.05mm 0.05mm" fo:border-top="0.06pt double #00000a" style:border-line-width-top="0mm 0.04mm 0.02mm"/>
      <style:paragraph-properties fo:text-align="center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style:text-align-source="fix" style:repeat-content="false" fo:border-left="0.51pt solid #00000a" fo:border-right="0.51pt double #00000a" style:border-line-width-right="0.05mm 0.05mm 0.05mm" fo:border-top="0.06pt solid #00000a"/>
      <style:paragraph-properties fo:text-align="center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double #00000a" style:border-line-width-bottom="0mm 0.04mm 0.02mm" style:text-align-source="fix" style:repeat-content="false" fo:border-left="0.51pt solid #00000a" fo:border-right="0.51pt double #00000a" style:border-line-width-right="0.05mm 0.05mm 0.05mm" fo:border-top="0.06pt solid #00000a"/>
      <style:paragraph-properties fo:text-align="center" fo:margin-left="0mm"/>
      <style:text-properties fo:color="#ce181e" style:text-outline="false" style:text-line-through-style="none" style:text-line-through-type="none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double #00000a" style:border-line-width-bottom="0mm 0.04mm 0.02mm" style:text-align-source="fix" style:repeat-content="false" fo:border-left="0.51pt double #00000a" style:border-line-width-left="0.05mm 0.05mm 0.05mm" fo:border-right="0.51pt double #00000a" style:border-line-width-right="0.05mm 0.05mm 0.05mm" fo:border-top="0.06pt solid #00000a"/>
      <style:paragraph-properties fo:text-align="center"/>
      <style:text-properties fo:color="#000000" style:text-outline="false" style:text-line-through-style="none" style:text-line-through-type="none" style:font-name="Times New Roman" fo:font-size="12pt" style:rfc-language-tag="es-ES-u-co-trad" fo:language="es" fo:country="ES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style:text-align-source="fix" style:repeat-content="false" fo:border-left="0.51pt double #00000a" style:border-line-width-left="0.05mm 0.05mm 0.05mm" fo:border-right="0.51pt solid #00000a" fo:border-top="0.06pt double #00000a" style:border-line-width-top="0mm 0.04mm 0.02mm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style:text-align-source="fix" style:repeat-content="false" fo:border-left="0.51pt double #00000a" style:border-line-width-left="0.05mm 0.05mm 0.05mm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double #00000a" style:border-line-width-bottom="0mm 0.04mm 0.02mm" style:text-align-source="fix" style:repeat-content="false" fo:border-left="0.51pt solid #00000a" fo:border-right="0.51pt double #00000a" style:border-line-width-right="0.05mm 0.05mm 0.05mm" fo:border-top="0.06pt solid #00000a"/>
      <style:paragraph-properties fo:text-align="center"/>
      <style:text-properties fo:color="#000000" style:text-outline="false" style:text-line-through-style="none" style:text-line-through-type="none" style:font-name="Times New Roman" fo:font-size="12pt" style:rfc-language-tag="es-ES-u-co-trad" fo:language="es" fo:country="ES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a" style:text-align-source="fix" style:repeat-content="false" fo:border-left="0.51pt double #00000a" style:border-line-width-left="0.05mm 0.05mm 0.05mm" fo:border-right="0.51pt double #00000a" style:border-line-width-right="0.05mm 0.05mm 0.05mm" fo:border-top="0.06pt double #00000a" style:border-line-width-top="0mm 0.04mm 0.02mm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a" style:text-align-source="fix" style:repeat-content="false" fo:border-left="0.51pt solid #00000a" fo:border-right="0.51pt double #00000a" style:border-line-width-right="0.05mm 0.05mm 0.05mm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double #00000a" style:border-line-width-bottom="0mm 0.04mm 0.02mm" style:text-align-source="fix" style:repeat-content="false" fo:border-left="0.51pt double #00000a" style:border-line-width-left="0.05mm 0.05mm 0.05mm" fo:border-right="0.51pt double #00000a" style:border-line-width-right="0.05mm 0.05mm 0.05mm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1pt 1pt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0.06pt double #00000a" style:border-line-width-bottom="0mm 0.04mm 0.02mm" style:text-align-source="fix" style:repeat-content="false" fo:border-left="1.5pt solid #00000a" fo:border-right="0.51pt double #00000a" style:border-line-width-right="0.05mm 0.05mm 0.05mm" fo:border-top="0.06pt solid #00000a"/>
      <style:paragraph-properties fo:text-align="center"/>
      <style:text-properties fo:color="#000000" style:text-outline="false" style:text-line-through-style="none" style:text-line-through-type="none" style:font-name="Times New Roman" fo:font-size="12pt" style:rfc-language-tag="es-ES-u-co-trad" fo:language="es" fo:country="ES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T1" style:family="text">
      <style:text-properties fo:color="#000000" style:font-name="Times New Roman" fo:font-style="italic" style:letter-kerning="true" fo:language="es" fo:country="ES" style:rfc-language-tag="es-ES-u-co-trad" style:language-asian="hi" style:country-asian="IN" style:font-name-asian="Lohit Devanagari" style:font-name-complex="Times New Roman" style:font-size-asian="12pt" style:font-size-complex="12pt" style:font-style-asian="italic" style:font-style-complex="italic"/>
    </style:style>
    <style:style style:name="T2" style:family="text">
      <style:text-properties fo:color="#000000" style:font-name="Times New Roman" style:letter-kerning="true" fo:language="es" fo:country="ES" style:rfc-language-tag="es-ES-u-co-trad" style:language-asian="hi" style:country-asian="IN" style:font-name-asian="Lohit Devanagari" style:font-name-complex="Times New Roman" style:font-size-asian="12pt" style:font-size-complex="12pt" style:text-position="-26% 58%"/>
    </style:style>
    <style:style style:name="T3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3" table:default-cell-style-name="ce9"/>
        <table:table-column table:style-name="co2" table:number-columns-repeated="2" table:default-cell-style-name="ce9"/>
        <table:table-column table:style-name="co2" table:default-cell-style-name="ce11"/>
        <table:table-column table:style-name="co3" table:number-columns-repeated="3" table:default-cell-style-name="ce13"/>
        <table:table-column table:style-name="co4" table:number-columns-repeated="3" table:default-cell-style-name="ce15"/>
        <table:table-row table:style-name="ro1">
          <table:table-cell table:style-name="ce1" office:value-type="string" calcext:value-type="string">
            <text:p>Amostra</text:p>
          </table:table-cell>
          <table:table-cell table:style-name="ce5" office:value-type="string" calcext:value-type="string">
            <text:p><text:span text:style-name="T1">x</text:span><text:span text:style-name="T2">1</text:span></text:p>
          </table:table-cell>
          <table:table-cell table:style-name="ce8" office:value-type="string" calcext:value-type="string">
            <text:p><text:span text:style-name="T1">x</text:span><text:span text:style-name="T2">2</text:span></text:p>
          </table:table-cell>
          <table:table-cell table:style-name="ce8" office:value-type="string" calcext:value-type="string">
            <text:p><text:span text:style-name="T1">x</text:span><text:span text:style-name="T2">3</text:span></text:p>
          </table:table-cell>
          <table:table-cell table:style-name="ce8" office:value-type="string" calcext:value-type="string">
            <text:p><text:span text:style-name="T1">x</text:span><text:span text:style-name="T2">4</text:span></text:p>
          </table:table-cell>
          <table:table-cell table:style-name="ce8" office:value-type="string" calcext:value-type="string">
            <text:p><text:span text:style-name="T1">d</text:span><text:span text:style-name="T2">1</text:span></text:p>
          </table:table-cell>
          <table:table-cell table:style-name="ce8" office:value-type="string" calcext:value-type="string">
            <text:p><text:span text:style-name="T1">d</text:span><text:span text:style-name="T2">2</text:span></text:p>
          </table:table-cell>
          <table:table-cell table:style-name="ce8" office:value-type="string" calcext:value-type="string">
            <text:p><text:span text:style-name="T1">d</text:span><text:span text:style-name="T2">3</text:span></text:p>
          </table:table-cell>
          <table:table-cell table:style-name="ce12" office:value-type="string" calcext:value-type="string">
            <text:p>Y<text:span text:style-name="T3">1</text:span> pós</text:p>
          </table:table-cell>
          <table:table-cell table:style-name="ce12" office:value-type="string" calcext:value-type="string">
            <text:p>Y<text:span text:style-name="T3">2</text:span> pós</text:p>
          </table:table-cell>
          <table:table-cell table:style-name="ce12" office:value-type="string" calcext:value-type="string">
            <text:p>Y<text:span text:style-name="T3">3</text:span> pós</text:p>
          </table:table-cell>
          <table:table-cell table:style-name="ce14" office:value-type="string" calcext:value-type="string">
            <text:p><text:span text:style-name="T1">y</text:span><text:span text:style-name="T2">1</text:span></text:p>
          </table:table-cell>
          <table:table-cell table:style-name="ce8" office:value-type="string" calcext:value-type="string">
            <text:p><text:span text:style-name="T1">y</text:span><text:span text:style-name="T2">2</text:span></text:p>
          </table:table-cell>
          <table:table-cell table:style-name="ce8" office:value-type="string" calcext:value-type="string">
            <text:p><text:span text:style-name="T1">y</text:span><text:span text:style-name="T2">3</text:span>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0.8622</text:p>
          </table:table-cell>
          <table:table-cell table:style-name="ce6" office:value-type="string" calcext:value-type="string">
            <text:p>0.7101</text:p>
          </table:table-cell>
          <table:table-cell table:style-name="ce6" office:value-type="string" calcext:value-type="string">
            <text:p>0.6236</text:p>
          </table:table-cell>
          <table:table-cell table:style-name="ce6" office:value-type="string" calcext:value-type="string">
            <text:p>0.789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599430901526699" calcext:value-type="float">
            <text:p>0,000001</text:p>
          </table:table-cell>
          <table:table-cell office:value-type="float" office:value="0.0469812506626778" calcext:value-type="float">
            <text:p>0,046981</text:p>
          </table:table-cell>
          <table:table-cell office:value-type="float" office:value="0.940793585480054" calcext:value-type="float">
            <text:p>0,9407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2741</text:p>
          </table:table-cell>
          <table:table-cell office:value-type="string" calcext:value-type="string">
            <text:p>0.1552</text:p>
          </table:table-cell>
          <table:table-cell office:value-type="string" calcext:value-type="string">
            <text:p>0.1333</text:p>
          </table:table-cell>
          <table:table-cell office:value-type="string" calcext:value-type="string">
            <text:p>0.1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542738417165" calcext:value-type="float">
            <text:p>0,925427</text:p>
          </table:table-cell>
          <table:table-cell office:value-type="float" office:value="0.0916657178959928" calcext:value-type="float">
            <text:p>0,091666</text:p>
          </table:table-cell>
          <table:table-cell office:value-type="float" office:value="0.00000000556570894927333" calcext:value-type="float">
            <text:p>0,0000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6772</text:p>
          </table:table-cell>
          <table:table-cell office:value-type="string" calcext:value-type="string">
            <text:p>0.8516</text:p>
          </table:table-cell>
          <table:table-cell office:value-type="string" calcext:value-type="string">
            <text:p>0.6543</text:p>
          </table:table-cell>
          <table:table-cell office:value-type="string" calcext:value-type="string">
            <text:p>0.7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175895341014698" calcext:value-type="float">
            <text:p>0,000000</text:p>
          </table:table-cell>
          <table:table-cell office:value-type="float" office:value="0.160190799896304" calcext:value-type="float">
            <text:p>0,160191</text:p>
          </table:table-cell>
          <table:table-cell office:value-type="float" office:value="0.842007771027231" calcext:value-type="float">
            <text:p>0,8420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2178</text:p>
          </table:table-cell>
          <table:table-cell office:value-type="string" calcext:value-type="string">
            <text:p>0.5039</text:p>
          </table:table-cell>
          <table:table-cell office:value-type="string" calcext:value-type="string">
            <text:p>0.6415</text:p>
          </table:table-cell>
          <table:table-cell office:value-type="string" calcext:value-type="string">
            <text:p>0.5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488263022094704" calcext:value-type="float">
            <text:p>0,000488</text:p>
          </table:table-cell>
          <table:table-cell office:value-type="float" office:value="0.998707586223577" calcext:value-type="float">
            <text:p>0,998708</text:p>
          </table:table-cell>
          <table:table-cell office:value-type="float" office:value="0.0000162727645146021" calcext:value-type="float">
            <text:p>0,0000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7260</text:p>
          </table:table-cell>
          <table:table-cell office:value-type="string" calcext:value-type="string">
            <text:p>0.7500</text:p>
          </table:table-cell>
          <table:table-cell office:value-type="string" calcext:value-type="string">
            <text:p>0.7007</text:p>
          </table:table-cell>
          <table:table-cell office:value-type="string" calcext:value-type="string">
            <text:p>0.4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192027907242043" calcext:value-type="float">
            <text:p>0,000000</text:p>
          </table:table-cell>
          <table:table-cell office:value-type="float" office:value="0.21633389716582" calcext:value-type="float">
            <text:p>0,216334</text:p>
          </table:table-cell>
          <table:table-cell office:value-type="float" office:value="0.791032470294464" calcext:value-type="float">
            <text:p>0,79103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2473</text:p>
          </table:table-cell>
          <table:table-cell office:value-type="string" calcext:value-type="string">
            <text:p>0.2941</text:p>
          </table:table-cell>
          <table:table-cell office:value-type="string" calcext:value-type="string">
            <text:p>0.4248</text:p>
          </table:table-cell>
          <table:table-cell office:value-type="string" calcext:value-type="string">
            <text:p>0.30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8042558109502" calcext:value-type="float">
            <text:p>0,918043</text:p>
          </table:table-cell>
          <table:table-cell office:value-type="float" office:value="0.0871120189823965" calcext:value-type="float">
            <text:p>0,087112</text:p>
          </table:table-cell>
          <table:table-cell office:value-type="float" office:value="0.00000000632944280321013" calcext:value-type="float">
            <text:p>0,0000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5682</text:p>
          </table:table-cell>
          <table:table-cell office:value-type="string" calcext:value-type="string">
            <text:p>0.5683</text:p>
          </table:table-cell>
          <table:table-cell office:value-type="string" calcext:value-type="string">
            <text:p>0.5054</text:p>
          </table:table-cell>
          <table:table-cell office:value-type="string" calcext:value-type="string">
            <text:p>0.4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517068332200887" calcext:value-type="float">
            <text:p>0,000005</text:p>
          </table:table-cell>
          <table:table-cell office:value-type="float" office:value="0.991765068190702" calcext:value-type="float">
            <text:p>0,991765</text:p>
          </table:table-cell>
          <table:table-cell office:value-type="float" office:value="0.00563217922617099" calcext:value-type="float">
            <text:p>0,0056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.6566</text:p>
          </table:table-cell>
          <table:table-cell office:value-type="string" calcext:value-type="string">
            <text:p>0.6715</text:p>
          </table:table-cell>
          <table:table-cell office:value-type="string" calcext:value-type="string">
            <text:p>0.4952</text:p>
          </table:table-cell>
          <table:table-cell office:value-type="string" calcext:value-type="string">
            <text:p>0.3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936742760859755" calcext:value-type="float">
            <text:p>0,000001</text:p>
          </table:table-cell>
          <table:table-cell office:value-type="float" office:value="0.894540046767096" calcext:value-type="float">
            <text:p>0,894540</text:p>
          </table:table-cell>
          <table:table-cell office:value-type="float" office:value="0.113438730916574" calcext:value-type="float">
            <text:p>0,11343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.0705</text:p>
          </table:table-cell>
          <table:table-cell office:value-type="string" calcext:value-type="string">
            <text:p>0.4717</text:p>
          </table:table-cell>
          <table:table-cell office:value-type="string" calcext:value-type="string">
            <text:p>0.2921</text:p>
          </table:table-cell>
          <table:table-cell office:value-type="string" calcext:value-type="string">
            <text:p>0.29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0085708420934" calcext:value-type="float">
            <text:p>0,920086</text:p>
          </table:table-cell>
          <table:table-cell office:value-type="float" office:value="0.0888200436499317" calcext:value-type="float">
            <text:p>0,088820</text:p>
          </table:table-cell>
          <table:table-cell office:value-type="float" office:value="0.00000000605144723220263" calcext:value-type="float">
            <text:p>0,0000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.1187</text:p>
          </table:table-cell>
          <table:table-cell office:value-type="string" calcext:value-type="string">
            <text:p>0.2568</text:p>
          </table:table-cell>
          <table:table-cell office:value-type="string" calcext:value-type="string">
            <text:p>0.3140</text:p>
          </table:table-cell>
          <table:table-cell office:value-type="string" calcext:value-type="string">
            <text:p>0.30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791928714118" calcext:value-type="float">
            <text:p>0,923792</text:p>
          </table:table-cell>
          <table:table-cell office:value-type="float" office:value="0.0909325607008848" calcext:value-type="float">
            <text:p>0,090933</text:p>
          </table:table-cell>
          <table:table-cell office:value-type="float" office:value="0.00000000569207903033941" calcext:value-type="float">
            <text:p>0,0000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5673</text:p>
          </table:table-cell>
          <table:table-cell office:value-type="string" calcext:value-type="string">
            <text:p>0.7011</text:p>
          </table:table-cell>
          <table:table-cell office:value-type="string" calcext:value-type="string">
            <text:p>0.4083</text:p>
          </table:table-cell>
          <table:table-cell office:value-type="string" calcext:value-type="string">
            <text:p>0.55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764855548340826" calcext:value-type="float">
            <text:p>0,000001</text:p>
          </table:table-cell>
          <table:table-cell office:value-type="float" office:value="0.84961883334341" calcext:value-type="float">
            <text:p>0,849619</text:p>
          </table:table-cell>
          <table:table-cell office:value-type="float" office:value="0.162123488464693" calcext:value-type="float">
            <text:p>0,16212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3164</text:p>
          </table:table-cell>
          <table:table-cell office:value-type="string" calcext:value-type="string">
            <text:p>0.2251</text:p>
          </table:table-cell>
          <table:table-cell office:value-type="string" calcext:value-type="string">
            <text:p>0.3526</text:p>
          </table:table-cell>
          <table:table-cell office:value-type="string" calcext:value-type="string">
            <text:p>0.25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2566054113521" calcext:value-type="float">
            <text:p>0,922566</text:p>
          </table:table-cell>
          <table:table-cell office:value-type="float" office:value="0.0894425729704456" calcext:value-type="float">
            <text:p>0,089443</text:p>
          </table:table-cell>
          <table:table-cell office:value-type="float" office:value="0.00000000585979625933319" calcext:value-type="float">
            <text:p>0,0000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7884</text:p>
          </table:table-cell>
          <table:table-cell office:value-type="string" calcext:value-type="string">
            <text:p>0.9568</text:p>
          </table:table-cell>
          <table:table-cell office:value-type="string" calcext:value-type="string">
            <text:p>0.6825</text:p>
          </table:table-cell>
          <table:table-cell office:value-type="string" calcext:value-type="string">
            <text:p>0.6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161526693187586" calcext:value-type="float">
            <text:p>0,000000</text:p>
          </table:table-cell>
          <table:table-cell office:value-type="float" office:value="0.164320635656945" calcext:value-type="float">
            <text:p>0,164321</text:p>
          </table:table-cell>
          <table:table-cell office:value-type="float" office:value="0.839494615397334" calcext:value-type="float">
            <text:p>0,83949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9633</text:p>
          </table:table-cell>
          <table:table-cell office:value-type="string" calcext:value-type="string">
            <text:p>0.7850</text:p>
          </table:table-cell>
          <table:table-cell office:value-type="string" calcext:value-type="string">
            <text:p>0.6777</text:p>
          </table:table-cell>
          <table:table-cell office:value-type="string" calcext:value-type="string">
            <text:p>0.6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39365463783336" calcext:value-type="float">
            <text:p>0,000000</text:p>
          </table:table-cell>
          <table:table-cell office:value-type="float" office:value="0.116170006164067" calcext:value-type="float">
            <text:p>0,116170</text:p>
          </table:table-cell>
          <table:table-cell office:value-type="float" office:value="0.878346494134169" calcext:value-type="float">
            <text:p>0,87834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.7739</text:p>
          </table:table-cell>
          <table:table-cell office:value-type="string" calcext:value-type="string">
            <text:p>0.8505</text:p>
          </table:table-cell>
          <table:table-cell office:value-type="string" calcext:value-type="string">
            <text:p>0.7934</text:p>
          </table:table-cell>
          <table:table-cell office:value-type="string" calcext:value-type="string">
            <text:p>0.6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19079295704638" calcext:value-type="float">
            <text:p>0,000000</text:p>
          </table:table-cell>
          <table:table-cell office:value-type="float" office:value="0.123861925047136" calcext:value-type="float">
            <text:p>0,123862</text:p>
          </table:table-cell>
          <table:table-cell office:value-type="float" office:value="0.872169533463419" calcext:value-type="float">
            <text:p>0,87217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.4219</text:p>
          </table:table-cell>
          <table:table-cell office:value-type="string" calcext:value-type="string">
            <text:p>0.4136</text:p>
          </table:table-cell>
          <table:table-cell office:value-type="string" calcext:value-type="string">
            <text:p>0.1408</text:p>
          </table:table-cell>
          <table:table-cell office:value-type="string" calcext:value-type="string">
            <text:p>0.09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1525855725759" calcext:value-type="float">
            <text:p>0,921526</text:p>
          </table:table-cell>
          <table:table-cell office:value-type="float" office:value="0.0901573007367837" calcext:value-type="float">
            <text:p>0,090157</text:p>
          </table:table-cell>
          <table:table-cell office:value-type="float" office:value="0.00000000587584625399984" calcext:value-type="float">
            <text:p>0,0000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.6616</text:p>
          </table:table-cell>
          <table:table-cell office:value-type="string" calcext:value-type="string">
            <text:p>0.4365</text:p>
          </table:table-cell>
          <table:table-cell office:value-type="string" calcext:value-type="string">
            <text:p>0.6597</text:p>
          </table:table-cell>
          <table:table-cell office:value-type="string" calcext:value-type="string">
            <text:p>0.8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131913855777599" calcext:value-type="float">
            <text:p>0,000001</text:p>
          </table:table-cell>
          <table:table-cell office:value-type="float" office:value="0.0934560695936411" calcext:value-type="float">
            <text:p>0,093456</text:p>
          </table:table-cell>
          <table:table-cell office:value-type="float" office:value="0.881553726821234" calcext:value-type="float">
            <text:p>0,88155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.7325</text:p>
          </table:table-cell>
          <table:table-cell office:value-type="string" calcext:value-type="string">
            <text:p>0.4761</text:p>
          </table:table-cell>
          <table:table-cell office:value-type="string" calcext:value-type="string">
            <text:p>0.3888</text:p>
          </table:table-cell>
          <table:table-cell office:value-type="string" calcext:value-type="string">
            <text:p>0.5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19831032719042" calcext:value-type="float">
            <text:p>0,000003</text:p>
          </table:table-cell>
          <table:table-cell office:value-type="float" office:value="0.980043594539877" calcext:value-type="float">
            <text:p>0,980044</text:p>
          </table:table-cell>
          <table:table-cell office:value-type="float" office:value="0.0167133838852921" calcext:value-type="float">
            <text:p>0,016713</text:p>
          </table:table-cell>
        </table:table-row>
        <table:table-row table:style-name="ro2">
          <table:table-cell table:style-name="ce4" office:value-type="string" calcext:value-type="string" table:number-columns-spanned="14" table:number-rows-spanned="1">
            <text:p><text:s text:c="7"/>Taxa de Acerto (%): 100%</text:p>
          </table:table-cell>
          <table:covered-table-cell table:number-columns-repeated="13" table:style-name="Default"/>
        </table:table-row>
      </table:table>
      <table:table table:name="Sheet2" table:style-name="ta1">
        <table:table-column table:style-name="co5" table:default-cell-style-name="ce17"/>
        <table:table-column table:style-name="co6" table:default-cell-style-name="ce20"/>
        <table:table-row table:style-name="ro3">
          <table:table-cell table:style-name="ce16" office:value-type="string" calcext:value-type="string">
            <text:p>Treinamento</text:p>
          </table:table-cell>
          <table:table-cell table:style-name="ce18" office:value-type="string" calcext:value-type="string">
            <text:p>Tempo de Execução(em ms)</text:p>
          </table:table-cell>
        </table:table-row>
        <table:table-row table:style-name="ro2">
          <table:table-cell office:value-type="string" calcext:value-type="string">
            <text:p>T1</text:p>
          </table:table-cell>
          <table:table-cell table:style-name="ce19" office:value-type="float" office:value="970" calcext:value-type="float">
            <text:p>970</text:p>
          </table:table-cell>
        </table:table-row>
        <table:table-row table:style-name="ro2">
          <table:table-cell office:value-type="string" calcext:value-type="string">
            <text:p>T2</text:p>
          </table:table-cell>
          <table:table-cell/>
        </table:table-row>
        <table:table-row table:style-name="ro2">
          <table:table-cell office:value-type="string" calcext:value-type="string">
            <text:p>T3</text:p>
          </table:table-cell>
          <table:table-cell/>
        </table:table-row>
        <table:table-row table:style-name="ro2">
          <table:table-cell office:value-type="string" calcext:value-type="string">
            <text:p>T4</text:p>
          </table:table-cell>
          <table:table-cell/>
        </table:table-row>
        <table:table-row table:style-name="ro2">
          <table:table-cell office:value-type="string" calcext:value-type="string">
            <text:p>T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ohit Devanagari1" svg:font-family="'Lohit Devanagar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6" loext:min-decimal-places="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23:16:45.289540478</meta:creation-date>
    <dc:date>2018-05-19T23:49:11.204470814</dc:date>
    <meta:editing-duration>PT1M55S</meta:editing-duration>
    <meta:editing-cycles>1</meta:editing-cycles>
    <meta:document-statistic meta:table-count="2" meta:cell-count="275" meta:object-count="0"/>
    <meta:generator>LibreOffice/6.0.3.2$Linux_X86_64 LibreOffice_project/00m0$Build-2</meta:generator>
  </office:meta>
</office:document-meta>
</file>